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Util.copyFault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FaultToFault( MessageExchange source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rmalizedMessageImpl.set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copyIn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Security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OutToIn( MessageExchange source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removeAttachmen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ToFault( Fault fault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copyOut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To( NormalizedMessage sourceMsg , MessageExchange d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rmalizedMessageImpl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OutToOut( MessageExchange source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setSecuritySubject( Subject s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InToOut( MessageExchange source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Attachmen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InToIn( MessageExchange source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ToOut( NormalizedMessage sourceMsg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copy( NormalizedMessag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rmalizedMessageImpl.getAttachmen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( NormalizedMessage source , NormalizedMessage d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rmalizedMessageImpl.NormalizedMessageImpl( NormalizedMessage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essageUtil.Message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Util.transferTo( MessageExchange source , MessageExchange d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rmalizedMessageImpl.setContent( Sour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NormalizedMessag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rmalizedMessageImpl.addAttachment( String id , DataHandler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Impl.FaultImpl( Fault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ToIn( NormalizedMessage sourceMsg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enableContentRereadability( NormalizedMessage mess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aultImpl.Faul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